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BeanInfo.getAdditional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BeanInfo.getBean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BeanInfo.getDefaultPropert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BeanInfo.getEventSet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BeanInfo.getProperty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BeanInfo.getIcon( int icon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BeanInfo.getDefaultEven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BeanInfo.getMethod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